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0366in" svg:y="1.1622in">
            <draw:object draw:notify-on-update-of-ranges="Sheet1.B3:Sheet1.E3 Sheet1.B4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oo expensive 64%</text:p>
          </table:table-cell>
          <table:table-cell office:value-type="string" calcext:value-type="string">
            <text:p>Natural power was better 18%</text:p>
          </table:table-cell>
          <table:table-cell office:value-type="string" calcext:value-type="string">
            <text:p>Environmentalists 12%</text:p>
          </table:table-cell>
          <table:table-cell office:value-type="string" calcext:value-type="string">
            <text:p>Mining 6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4.6882in" svg:height="3.8642in" svg:x="3.9476in" svg:y="0.6732in">
            <draw:object draw:notify-on-update-of-ranges="Sheet2.B4:Sheet2.D4 Sheet2.B5:Sheet2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Too expensive 64.8%</text:p>
          </table:table-cell>
          <table:table-cell office:value-type="string" calcext:value-type="string">
            <text:p>Unnecessary 29.4%</text:p>
          </table:table-cell>
          <table:table-cell office:value-type="string" calcext:value-type="string">
            <text:p>Didn't consider it 5.8%</text:p>
          </table:table-cell>
        </table:table-row>
        <table:table-row table:style-name="ro1">
          <table:table-cell/>
          <table:table-cell table:formula="of:=11/17" office:value-type="float" office:value="0.647058823529412" calcext:value-type="float">
            <text:p>0.6470588235</text:p>
          </table:table-cell>
          <table:table-cell table:formula="of:=5/17" office:value-type="float" office:value="0.294117647058823" calcext:value-type="float">
            <text:p>0.2941176471</text:p>
          </table:table-cell>
          <table:table-cell table:formula="of:=1/17" office:value-type="float" office:value="0.0588235294117647" calcext:value-type="float">
            <text:p>0.0588235294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.7386in" svg:y="1.1622in">
            <draw:object draw:notify-on-update-of-ranges="Sheet3.B4:Sheet3.E4 Sheet3.B5:Sheet3.E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formula="of:= 5.8 + 5.8 + 23.7 + 64.7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oo expensive 64.7%</text:p>
          </table:table-cell>
          <table:table-cell office:value-type="string" calcext:value-type="string">
            <text:p>Unnecessary 23.7%</text:p>
          </table:table-cell>
          <table:table-cell office:value-type="string" calcext:value-type="string">
            <text:p>Forgot 5.8%</text:p>
          </table:table-cell>
          <table:table-cell office:value-type="string" calcext:value-type="string">
            <text:p>Purchased 5.8%</text:p>
          </table:table-cell>
          <table:table-cell table:number-columns-repeated="4"/>
        </table:table-row>
        <table:table-row table:style-name="ro1">
          <table:table-cell/>
          <table:table-cell table:formula="of:=11/17" office:value-type="float" office:value="0.647058823529412" calcext:value-type="float">
            <text:p>0.6470588235</text:p>
          </table:table-cell>
          <table:table-cell table:formula="of:=4/17" office:value-type="float" office:value="0.235294117647059" calcext:value-type="float">
            <text:p>0.2352941176</text:p>
          </table:table-cell>
          <table:table-cell table:formula="of:=1/17" office:value-type="float" office:value="0.0588235294117647" calcext:value-type="float">
            <text:p>0.0588235294</text:p>
          </table:table-cell>
          <table:table-cell table:formula="of:=1/17" office:value-type="float" office:value="0.0588235294117647" calcext:value-type="float">
            <text:p>0.058823529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7:42:51.4415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5:47:12.633627000</meta:creation-date>
    <dc:date>2015-03-30T18:28:50.947891000</dc:date>
    <meta:editing-duration>PT2H25M18S</meta:editing-duration>
    <meta:editing-cycles>2</meta:editing-cycles>
    <meta:generator>LibreOffice/4.3.1.2$MacOSX_X86_64 LibreOffice_project/958349dc3b25111dbca392fbc281a05559ef6848</meta:generator>
    <meta:document-statistic meta:table-count="3" meta:cell-count="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 chart:pie-offset="11"/>
      <style:graphic-properties draw:fill-color="#ff420e"/>
    </style:style>
    <style:style style:name="ch11" style:family="chart">
      <style:chart-properties chart:solid-type="cuboid" chart:pie-offset="9"/>
      <style:graphic-properties draw:fill-color="#ffd320"/>
    </style:style>
    <style:style style:name="ch12" style:family="chart">
      <style:chart-properties chart:solid-type="cuboid" chart:pie-offset="5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938cm" svg:y="0.316cm" chart:style-name="ch2">
          <text:p>Why did you not build some of the power sources available</text:p>
        </chart:title>
        <chart:legend chart:legend-position="end" svg:x="10.525cm" svg:y="3.484cm" style:legend-expansion="high" chart:style-name="ch3"/>
        <chart:plot-area chart:style-name="ch4" table:cell-range-address="Sheet1.B3:Sheet1.E4" chart:data-source-has-labels="row" svg:x="0.32cm" svg:y="1.267cm" svg:width="9.885cm" svg:height="7.553cm">
          <chartooo:coordinate-region svg:x="1.486cm" svg:y="1.267cm" svg:width="7.553cm" svg:height="7.553cm"/>
          <chart:axis chart:dimension="x" chart:name="primary-x" chart:style-name="ch5" chartooo:axis-type="auto">
            <chartooo:date-scale/>
            <chart:categories table:cell-range-address="Sheet1.B3:Sheet1.E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E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 expensive 64%</text:p>
                <draw:g>
                  <svg:desc>Sheet1.B3:Sheet1.E3</svg:desc>
                </draw:g>
              </table:table-cell>
              <table:table-cell office:value-type="string">
                <text:p>Natural power was better 18%</text:p>
              </table:table-cell>
              <table:table-cell office:value-type="string">
                <text:p>Environmentalists 12%</text:p>
              </table:table-cell>
              <table:table-cell office:value-type="string">
                <text:p>Mining 6%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B4:Sheet1.E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5"/>
      <style:graphic-properties draw:fill-color="#004586"/>
    </style:style>
    <style:style style:name="ch10" style:family="chart">
      <style:chart-properties chart:solid-type="cuboid" chart:pie-offset="3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09cm" svg:height="9.816cm" xlink:href=".." xlink:type="simple" chart:class="chart:circle" chart:style-name="ch1">
        <chart:title svg:x="0.206cm" svg:y="0.167cm" chart:style-name="ch2">
          <text:p>Why did you not purchase some of the advertisements?</text:p>
        </chart:title>
        <chart:legend svg:x="8.115cm" svg:y="2.309cm" style:legend-expansion="custom" chartooo:width="2.931cm" chartooo:height="4.875cm" style:legend-expansion-aspect-ratio="0.601230769230769" chart:style-name="ch3"/>
        <chart:plot-area chart:style-name="ch4" table:cell-range-address="Sheet2.B4:Sheet2.D5" chart:data-source-has-labels="row" svg:x="0.984cm" svg:y="1.822cm" svg:width="6.664cm" svg:height="6.499cm">
          <chartooo:coordinate-region svg:x="1.128cm" svg:y="1.823cm" svg:width="6.428cm" svg:height="6.428cm"/>
          <chart:axis chart:dimension="x" chart:name="primary-x" chart:style-name="ch5" chartooo:axis-type="auto">
            <chartooo:date-scale/>
            <chart:categories table:cell-range-address="Sheet2.B4:Sheet2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5:Sheet2.D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 expensive 64.8%</text:p>
                <draw:g>
                  <svg:desc>Sheet2.B4:Sheet2.D4</svg:desc>
                </draw:g>
              </table:table-cell>
              <table:table-cell office:value-type="string">
                <text:p>Unnecessary 29.4%</text:p>
              </table:table-cell>
              <table:table-cell office:value-type="string">
                <text:p>Didn't consider it 5.8%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647058823529412">
                <text:p>0.647058823529412</text:p>
                <draw:g>
                  <svg:desc>Sheet2.B5:Sheet2.D5</svg:desc>
                </draw:g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0588235294117647">
                <text:p>0.0588235294117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4"/>
      <style:graphic-properties draw:fill-color="#004586"/>
    </style:style>
    <style:style style:name="ch10" style:family="chart">
      <style:chart-properties chart:solid-type="cuboid" chart:pie-offset="6"/>
      <style:graphic-properties draw:fill-color="#ff420e"/>
    </style:style>
    <style:style style:name="ch11" style:family="chart">
      <style:chart-properties chart:solid-type="cuboid" chart:pie-offset="5"/>
      <style:graphic-properties draw:fill-color="#ffd320"/>
    </style:style>
    <style:style style:name="ch12" style:family="chart">
      <style:chart-properties chart:solid-type="cuboid" chart:pie-offset="6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309cm" svg:y="0.316cm" chart:style-name="ch2">
          <text:p>Why did you not purchase some of the public services?</text:p>
        </chart:title>
        <chart:legend svg:x="10.305cm" svg:y="3.508cm" style:legend-expansion="custom" chartooo:width="3.894cm" chartooo:height="2.032cm" style:legend-expansion-aspect-ratio="1.91633858267717" chart:style-name="ch3"/>
        <chart:plot-area chart:style-name="ch4" table:cell-range-address="Sheet3.B4:Sheet3.E5" chart:data-source-has-labels="row" svg:x="2.244cm" svg:y="1.376cm" svg:width="7.448cm" svg:height="7.39cm">
          <chartooo:coordinate-region svg:x="2.387cm" svg:y="1.586cm" svg:width="7.111cm" svg:height="7.111cm"/>
          <chart:axis chart:dimension="x" chart:name="primary-x" chart:style-name="ch5" chartooo:axis-type="auto">
            <chartooo:date-scale/>
            <chart:categories table:cell-range-address="Sheet3.B4:Sheet3.E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5:Sheet3.E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 expensive 64.7%</text:p>
                <draw:g>
                  <svg:desc>Sheet3.B4:Sheet3.E4</svg:desc>
                </draw:g>
              </table:table-cell>
              <table:table-cell office:value-type="string">
                <text:p>Unnecessary 23.7%</text:p>
              </table:table-cell>
              <table:table-cell office:value-type="string">
                <text:p>Forgot 5.8%</text:p>
              </table:table-cell>
              <table:table-cell office:value-type="string">
                <text:p>Purchased 5.8%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647058823529412">
                <text:p>0.647058823529412</text:p>
                <draw:g>
                  <svg:desc>Sheet3.B5:Sheet3.E5</svg:desc>
                </draw:g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